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paragraph-rsid="00041bfb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text-properties style:font-name="Times New Roman" fo:font-size="12pt" officeooo:paragraph-rsid="00041bfb" style:font-size-asian="12pt" style:font-size-complex="12pt"/>
    </style:style>
    <style:style style:name="P9" style:family="paragraph" style:parent-style-name="Standard">
      <style:text-properties style:font-name="Times New Roman" fo:font-size="12pt" officeooo:paragraph-rsid="00041bfb" style:font-size-asian="12pt" style:font-size-complex="12pt"/>
    </style:style>
    <style:style style:name="P10" style:family="paragraph" style:parent-style-name="Standard" style:list-style-name="L1">
      <style:text-properties officeooo:paragraph-rsid="00041bfb"/>
    </style:style>
    <style:style style:name="P11" style:family="paragraph" style:parent-style-name="Standard" style:master-page-name="Standard">
      <style:paragraph-properties style:page-number="auto"/>
      <style:text-properties officeooo:paragraph-rsid="00041bfb"/>
    </style:style>
    <style:style style:name="T1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da la la base de datos de jardinería, solucionar las siguientes cuestiones:</text:p>
      <text:p text:style-name="P9"/>
      <text:list xml:id="list242905186" text:style-name="L1">
        <text:list-header>
          <text:p text:style-name="P8"/>
        </text:list-header>
        <text:list-item>
          <text:p text:style-name="P10"><text:s/><text:span text:style-name="T1">Sacar la ciudad y el teléfono de las oficinas de Estados Unidos. Obtén la salida ordenada alfabéticamente.</text:span></text:p>
          <text:p text:style-name="P8"/>
        </text:list-item>
        <text:list-item>
          <text:p text:style-name="P8"><text:s/>Obtener una lista con el código de oficina, ciudad, región y país de aquellas oficinas que estén en países que cuyo nombre empiece por “E”.</text:p>
          <text:p text:style-name="P8"/>
        </text:list-item>
        <text:list-item>
          <text:p text:style-name="P8"><text:s/>Obtener los distintos estados por los que puede pasar un pedido.</text:p>
          <text:p text:style-name="P8"/>
        </text:list-item>
        <text:list-item>
          <text:p text:style-name="P10">Sacar cuantos empleados hay en la empresa.</text:p>
          <text:p text:style-name="P10"/>
        </text:list-item>
        <text:list-item>
          <text:p text:style-name="P10">Sacar cuantos clientes tiene cada país.</text:p>
          <text:p text:style-name="P10"/>
        </text:list-item>
        <text:list-item>
          <text:p text:style-name="P10">Sacar cual fue el pago medio en 2007.</text:p>
          <text:p text:style-name="P10"/>
        </text:list-item>
        <text:list-item>
          <text:p text:style-name="P10">Sacar para cada cliente cuantos pedidos están en cada estado. Obtén la consulta ordenada por cliente y en descendente por la cantidad de pedidos.</text:p>
          <text:p text:style-name="P10">.</text:p>
        </text:list-item>
        <text:list-item>
          <text:p text:style-name="P10">Sacar el precio de venta y de compra del producto mas caro y del mas barato.</text:p>
          <text:p text:style-name="P10"/>
        </text:list-item>
        <text:list-item>
          <text:p text:style-name="P10">Obtener el nombre del cliente con mayor limite de crédito.</text:p>
          <text:p text:style-name="P10"/>
        </text:list-item>
        <text:list-item>
          <text:p text:style-name="P10">Obtener el nombre, los dos apellidos concatenados bajo la cabecera apellidos y el puesto de los empleados que no representan a ningún cliente.</text:p>
          <text:p text:style-name="P10"><text:s/></text:p>
        </text:list-item>
        <text:list-item>
          <text:p text:style-name="P8">Listar <text:s/>el nombre y la ciudad de aquellos clientes que residan en ciudades donde no hay oficinas. El resultado saldrá ordenado por la ciudad donde residen.</text:p>
          <text:p text:style-name="P8"/>
        </text:list-item>
        <text:list-item>
          <text:p text:style-name="P8">Obtener un listado con los nombres de los clientes que han pedido más de 200 unidades de cualquier producto. El listado tendrá la cabecera “Nombre de los Clientes” y los nombres saldrá en formato Título, es decir la primera letra de cada palabra en mayúsculas.</text:p>
          <text:p text:style-name="P8"/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8-01-24T16:53:09.021673412</meta:creation-date>
    <meta:editing-cycles>2</meta:editing-cycles>
    <meta:editing-duration>PT31S</meta:editing-duration>
    <dc:date>2018-01-24T16:53:39.068070564</dc:date>
    <meta:document-statistic meta:table-count="1" meta:image-count="1" meta:object-count="0" meta:page-count="1" meta:paragraph-count="19" meta:word-count="251" meta:character-count="1583" meta:non-whitespace-character-count="1228"/>
    <meta:user-defined meta:name="Info 1"/>
    <meta:user-defined meta:name="Info 2"/>
    <meta:user-defined meta:name="Info 3"/>
    <meta:user-defined meta:name="Info 4"/>
  </office:meta>
</office:document-meta>
</file>